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2cc967" officeooo:paragraph-rsid="002cc967" style:font-size-asian="31.5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4pt" style:text-underline-style="none" fo:font-weight="bold" officeooo:rsid="01ff5b0b" officeooo:paragraph-rsid="002cc967" style:font-size-asian="21pt" style:font-weight-asian="bold" style:font-size-complex="24pt" style:font-weight-complex="bold"/>
    </style:style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4">
      <style:text-properties officeooo:paragraph-rsid="02f18e9d"/>
    </style:style>
    <style:style style:name="P6" style:family="paragraph" style:parent-style-name="Text_20_body">
      <style:text-properties officeooo:paragraph-rsid="02f18e9d"/>
    </style:style>
    <style:style style:name="P7" style:family="paragraph" style:parent-style-name="Text_20_body">
      <style:paragraph-properties fo:margin-top="0cm" fo:margin-bottom="0cm" loext:contextual-spacing="false"/>
    </style:style>
    <style:style style:name="P8" style:family="paragraph" style:parent-style-name="Text_20_body" style:list-style-name="L3">
      <style:paragraph-properties fo:margin-top="0cm" fo:margin-bottom="0cm" loext:contextual-spacing="false"/>
    </style:style>
    <style:style style:name="P9" style:family="paragraph" style:parent-style-name="Text_20_body" style:list-style-name="L3">
      <style:paragraph-properties fo:margin-top="0cm" fo:margin-bottom="0cm" loext:contextual-spacing="false"/>
      <style:text-properties officeooo:paragraph-rsid="02ef0103"/>
    </style:style>
    <style:style style:name="P10" style:family="paragraph" style:parent-style-name="Text_20_body" style:list-style-name="L3">
      <style:paragraph-properties fo:margin-top="0cm" fo:margin-bottom="0cm" loext:contextual-spacing="false"/>
      <style:text-properties officeooo:paragraph-rsid="02f13d15"/>
    </style:style>
    <style:style style:name="P11" style:family="paragraph" style:parent-style-name="Text_20_body">
      <style:paragraph-properties fo:margin-top="0cm" fo:margin-bottom="0cm" loext:contextual-spacing="false"/>
      <style:text-properties officeooo:paragraph-rsid="02ef0103"/>
    </style:style>
    <style:style style:name="P12" style:family="paragraph" style:parent-style-name="Text_20_body">
      <style:paragraph-properties fo:margin-top="0cm" fo:margin-bottom="0cm" loext:contextual-spacing="false"/>
      <style:text-properties officeooo:rsid="02ef0103" officeooo:paragraph-rsid="02ef0103"/>
    </style:style>
    <style:style style:name="P13" style:family="paragraph" style:parent-style-name="Text_20_body">
      <style:paragraph-properties fo:margin-top="0cm" fo:margin-bottom="0cm" loext:contextual-spacing="false"/>
      <style:text-properties officeooo:paragraph-rsid="02f13d15"/>
    </style:style>
    <style:style style:name="P14" style:family="paragraph" style:parent-style-name="Heading_20_2" style:list-style-name="L1">
      <style:paragraph-properties fo:text-align="start" style:justify-single-word="false"/>
      <style:text-properties fo:font-size="18pt" fo:font-weight="bold" officeooo:rsid="0285258a" officeooo:paragraph-rsid="02af3e22" style:font-size-asian="18pt" style:font-weight-asian="bold" style:font-size-complex="18pt" style:font-weight-complex="bold"/>
    </style:style>
    <style:style style:name="T1" style:family="text">
      <style:text-properties officeooo:rsid="02eb23e7"/>
    </style:style>
    <style:style style:name="T2" style:family="text">
      <style:text-properties officeooo:rsid="02ef0103"/>
    </style:style>
    <style:style style:name="T3" style:family="text">
      <style:text-properties officeooo:rsid="02f13d15"/>
    </style:style>
    <style:style style:name="T4" style:family="text">
      <style:text-properties officeooo:rsid="02f18e9d"/>
    </style:style>
    <style:style style:name="T5" style:family="text">
      <style:text-properties officeooo:rsid="02f37527"/>
    </style:style>
    <style:style style:name="T6" style:family="text">
      <style:text-properties officeooo:rsid="02f5cec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<text:span text:style-name="T1">7 Docker</text:span></text:p>
      <text:p text:style-name="P2"/>
      <text:list xml:id="list8603438363956751395" text:style-name="L1">
        <text:list-header>
          <text:p text:style-name="P14">Assignment</text:p>
        </text:list-header>
        <text:list-item text:style-override="L3">
          <text:p text:style-name="P8">Install docker-compose on your machine, if not already installed. </text:p>
        </text:list-item>
      </text:list>
      <text:p text:style-name="P7"/>
      <text:p text:style-name="P7"><text:s text:c="7"/><text:span text:style-name="T1">```</text:span></text:p>
      <text:p text:style-name="P11"><text:s text:c="7"/><text:span text:style-name="T2">$ sudo curl -L https://github.com/docker/compose/releases/download/1.21.2/docker-compose-$(uname -s)-$(uname -m) -o /usr/local/bin/docker-compose</text:span></text:p>
      <text:p text:style-name="P12"><text:s text:c="8"/>$ sudo chmod +x /usr/local/bin/docker-compose</text:p>
      <text:p text:style-name="P12"><text:s text:c="8"/>$ docker-compose --version</text:p>
      <text:p text:style-name="P7"><text:s text:c="7"/><text:span text:style-name="T1">```</text:span></text:p>
      <text:p text:style-name="P7"/>
      <text:list xml:id="list14453183125190" text:continue-list="list8603438363956751395" text:style-name="L3">
        <text:list-item>
          <text:p text:style-name="P9">Create a directory named wordpress on your local.</text:p>
        </text:list-item>
      </text:list>
      <text:p text:style-name="P11"/>
      <text:p text:style-name="P11"><text:s text:c="7"/><text:span text:style-name="T2">```</text:span></text:p>
      <text:p text:style-name="P11"><text:s text:c="7"/><text:span text:style-name="T2">$ mkdir wordpress</text:span></text:p>
      <text:p text:style-name="P11"><text:s text:c="7"/><text:span text:style-name="T2">```</text:span></text:p>
      <text:list xml:id="list14452144805358" text:continue-numbering="true" text:style-name="L3">
        <text:list-header>
          <text:p text:style-name="P9"><text:s/></text:p>
        </text:list-header>
        <text:list-item>
          <text:p text:style-name="P8">switch to that directory and create a file named docker-compose.yaml </text:p>
        </text:list-item>
      </text:list>
      <text:p text:style-name="P7"/>
      <text:p text:style-name="P13"><text:s text:c="7"/><text:span text:style-name="T2">```</text:span></text:p>
      <text:p text:style-name="P13"><text:s text:c="7"/><text:span text:style-name="T2">$ cd wordpress</text:span></text:p>
      <text:p text:style-name="P13"><text:s text:c="7"/><text:span text:style-name="T3">$ touch docker-compose.yml</text:span></text:p>
      <text:p text:style-name="P13"><text:s text:c="7"/><text:span text:style-name="T2">```</text:span></text:p>
      <text:p text:style-name="P13"/>
      <text:list xml:id="list14453601004600" text:continue-numbering="true" text:style-name="L3">
        <text:list-item>
          <text:p text:style-name="P10">Use docker-compose version 2 to create docker-compose.yaml file.<text:span text:style-name="T3"> </text:span></text:p>
        </text:list-item>
        <text:list-item>
          <text:p text:style-name="P8">Create a service named "wordpress" using wordpress:latest image. </text:p>
        </text:list-item>
        <text:list-item>
          <text:p text:style-name="P8">Map port of wordpress container port 80 to host system port 8000. </text:p>
        </text:list-item>
        <text:list-item>
          <text:p text:style-name="P8">Add a parameter to restart container in case service went down. </text:p>
        </text:list-item>
        <text:list-item>
          <text:p text:style-name="P8">Within wordpress environment variable, add wordpress_db_host value along with port. </text:p>
        </text:list-item>
        <text:list-item>
          <text:p text:style-name="P8">Also add one more variable named wordpress_db_password. </text:p>
        </text:list-item>
        <text:list-item>
          <text:p text:style-name="P3">Add a volume named wordpress_data. </text:p>
        </text:list-item>
      </text:list>
      <text:p text:style-name="Text_20_body">*Add one more service named "db" under same docker-compose file. </text:p>
      <text:list xml:id="list1456021026584608289" text:style-name="L4">
        <text:list-item>
          <text:p text:style-name="P4"><text:soft-page-break/>Use image named mysql with version 5.7</text:p>
        </text:list-item>
        <text:list-item>
          <text:p text:style-name="P4">Use volume wordpress_data and map it to /var/lib/mysql</text:p>
        </text:list-item>
        <text:list-item>
          <text:p text:style-name="P4">Enable always restart parameter.</text:p>
        </text:list-item>
        <text:list-item>
          <text:p text:style-name="P4">Add environment variables named "MYSQL_ROOT_PASSWORD", "MYSQL_DATABASE", "MYSQL_USER" and "MYSQL_PASSWORD" along with corresponding values for all.</text:p>
        </text:list-item>
        <text:list-item>
          <text:p text:style-name="P5">At last add a dependency of db service in wordpress service.<text:line-break/><text:line-break/><text:span text:style-name="T4">```<text:line-break/>version: '3'</text:span></text:p>
          <text:p text:style-name="P5"><text:span text:style-name="T4">services:</text:span></text:p>
          <text:p text:style-name="P5"><text:span text:style-name="T4"><text:s text:c="2"/>wordpress:</text:span></text:p>
          <text:p text:style-name="P5"><text:span text:style-name="T4"><text:s text:c="4"/>image: wordpress:latest</text:span></text:p>
          <text:p text:style-name="P5"><text:span text:style-name="T4"><text:s text:c="4"/>ports:</text:span></text:p>
          <text:p text:style-name="P5"><text:span text:style-name="T4"><text:s text:c="6"/>- "8000:80"</text:span></text:p>
          <text:p text:style-name="P5"><text:span text:style-name="T4"><text:s text:c="4"/>restart: on-failure</text:span></text:p>
          <text:p text:style-name="P5"><text:span text:style-name="T4"><text:s text:c="4"/>environment:</text:span></text:p>
          <text:p text:style-name="P5"><text:span text:style-name="T4"><text:s text:c="6"/>wordpress_db_host: db:3306</text:span></text:p>
          <text:p text:style-name="P5"><text:span text:style-name="T4"><text:s text:c="6"/>wordpress_db_password: "123"</text:span></text:p>
          <text:p text:style-name="P5"><text:span text:style-name="T4"><text:s text:c="4"/>depends_on:</text:span></text:p>
          <text:p text:style-name="P5"><text:span text:style-name="T4"><text:s text:c="6"/>- db</text:span></text:p>
          <text:p text:style-name="P5"/>
          <text:p text:style-name="P5"><text:span text:style-name="T4"><text:s text:c="2"/>db:</text:span></text:p>
          <text:p text:style-name="P5"><text:span text:style-name="T4"><text:s text:c="4"/>image: mysql:5.7</text:span></text:p>
          <text:p text:style-name="P5"><text:span text:style-name="T4"><text:s text:c="4"/>volumes:</text:span></text:p>
          <text:p text:style-name="P5"><text:span text:style-name="T4"><text:s text:c="6"/>- wordpress_data:/var/lib/mysql</text:span></text:p>
          <text:p text:style-name="P5"><text:span text:style-name="T4"><text:s text:c="4"/>restart: on-failure</text:span></text:p>
          <text:p text:style-name="P5"><text:span text:style-name="T4"><text:s text:c="4"/>environment:</text:span></text:p>
          <text:p text:style-name="P5"><text:span text:style-name="T4"><text:s text:c="6"/>MYSQL_ROOT_PASSWORD: "1234"</text:span></text:p>
          <text:p text:style-name="P5"><text:span text:style-name="T4"><text:s text:c="6"/>MYSQL_DATABASE: "lovedeep_db"</text:span></text:p>
          <text:p text:style-name="P5"><text:soft-page-break/><text:span text:style-name="T4"><text:s text:c="6"/>MYSQL_USER: "lovedeep"</text:span></text:p>
          <text:p text:style-name="P5"><text:span text:style-name="T4"><text:s text:c="6"/>MYSQL_PASSWORD: "1234"</text:span></text:p>
          <text:p text:style-name="P5"/>
          <text:p text:style-name="P5"><text:span text:style-name="T4">volumes:</text:span></text:p>
          <text:p text:style-name="P5"><text:span text:style-name="T4">wordpress_data:<text:line-break/>```</text:span></text:p>
        </text:list-item>
      </text:list>
      <text:p text:style-name="P6"/>
      <text:p text:style-name="P6">!<text:span text:style-name="T4">[docker-compose file]()</text:span></text:p>
      <text:p text:style-name="P6"/>
      <text:list xml:id="list14453829035918" text:continue-numbering="true" text:style-name="L4">
        <text:list-item>
          <text:p text:style-name="P4">save the file and build docker-compose.yaml and create containers for wordpress and db machine.</text:p>
        </text:list-item>
      </text:list>
      <text:p text:style-name="Text_20_body"/>
      <text:p text:style-name="Text_20_body">!<text:span text:style-name="T4">[docker-compose run]()</text:span></text:p>
      <text:p text:style-name="Text_20_body"/>
      <text:list xml:id="list14452992633242" text:continue-numbering="true" text:style-name="L4">
        <text:list-item>
          <text:p text:style-name="P4">Display currently bulit containers created using docker-compose.</text:p>
        </text:list-item>
      </text:list>
      <text:p text:style-name="Text_20_body"/>
      <text:p text:style-name="Text_20_body">!<text:span text:style-name="T5">[display containers]()</text:span></text:p>
      <text:p text:style-name="Text_20_body"/>
      <text:list xml:id="list14453140326622" text:continue-numbering="true" text:style-name="L4">
        <text:list-item>
          <text:p text:style-name="P4">Stop and remove your docker container using docker-compose.</text:p>
        </text:list-item>
      </text:list>
      <text:p text:style-name="Text_20_body"/>
      <text:p text:style-name="Text_20_body">!<text:span text:style-name="T6">[docker-compose-down]()</text:span></text:p>
      <text:list xml:id="list14452633356510" text:continue-list="list14453601004600" text:style-name="L1">
        <text:list-header>
          <text:p text:style-name="P14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orizontal_20_Line" style:display-name="Horizontal Line" style:family="paragraph" style:parent-style-name="Standard" style:class="html"/>
    <style:style style:name="Heading_20_2" style:display-name="Heading 2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fo:font-size="18pt" fo:font-weight="normal" style:font-name-asian="OpenSymbol" style:font-family-asian="OpenSymbol" style:font-charset-asian="x-symbol" style:font-size-asian="15.75pt" style:font-weight-asian="normal" style:font-name-complex="OpenSymbol" style:font-family-complex="OpenSymbol" style:font-charset-complex="x-symbol" style:font-size-complex="1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8:03:41.342476050</meta:creation-date>
    <dc:date>2018-07-25T01:44:51.068047078</dc:date>
    <meta:editing-duration>P1DT13H38M41S</meta:editing-duration>
    <meta:editing-cycles>352</meta:editing-cycles>
    <meta:generator>LibreOffice/5.1.6.2$Linux_X86_64 LibreOffice_project/10m0$Build-2</meta:generator>
    <meta:document-statistic meta:table-count="0" meta:image-count="0" meta:object-count="0" meta:page-count="3" meta:paragraph-count="64" meta:word-count="302" meta:character-count="2260" meta:non-whitespace-character-count="1873"/>
  </office:meta>
</office:document-meta>
</file>